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12.954cm" svg:y="1.032cm">
            <draw:object draw:notify-on-update-of-ranges="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średni czas wykon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750777">
            <text:p>0,0750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885478289474">
            <text:p>0,08854782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18852307692">
            <text:p>0,11885230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9030957286">
            <text:p>0,14903095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77059382775">
            <text:p>0,17705938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00605875">
            <text:p>0,2006058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17856">
            <text:p>0,2178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.04.2013</text:date>, <text:time>08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5T08:27:17</dc:date>
    <dc:creator>Przemek Piotrowski</dc:creator>
    <meta:document-statistic meta:table-count="1" meta:cell-count="16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>
      <style:graphic-properties svg:stroke-color="#9999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title svg:x="6.174cm" svg:y="0.315cm" chart:style-name="ch2">
          <text:p>|V|=200  |E|=1000</text:p>
        </chart:title>
        <chart:legend chart:legend-position="end" svg:x="9.9cm" svg:y="3.951cm" style:legend-expansion="high" chart:style-name="ch3"/>
        <chart:plot-area chart:style-name="ch4" table:cell-range-address="Sheet1.B1:Sheet1.B8" chart:data-source-has-labels="row" svg:x="1.33cm" svg:y="1.631cm" svg:width="7.932cm" svg:height="6.207cm">
          <chartooo:coordinate-region svg:x="2.242cm" svg:y="1.83cm" svg:width="7.02cm" svg:height="5.361cm"/>
          <chart:axis chart:dimension="x" chart:name="primary-x" chart:style-name="ch5">
            <chart:title svg:x="4.141cm" svg:y="8.017cm" chart:style-name="ch6">
              <text:p>długość ścieżki</text:p>
            </chart:title>
          </chart:axis>
          <chart:axis chart:dimension="y" chart:name="primary-y" chart:style-name="ch7">
            <chart:title svg:x="0.451cm" svg:y="5.32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regression-curve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0777">
                <text:p>0.075077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5478289474">
                <text:p>0.08854782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852307692">
                <text:p>0.11885230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030957286">
                <text:p>0.149030957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7059382775">
                <text:p>0.177059382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0605875">
                <text:p>0.20060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856">
                <text:p>0.217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